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06.11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396.74pt"/>
    </style:style>
    <style:style style:name="co12" style:family="table-column">
      <style:table-column-properties fo:break-before="auto" style:column-width="395.26pt"/>
    </style:style>
    <style:style style:name="co13" style:family="table-column">
      <style:table-column-properties fo:break-before="auto" style:column-width="152.84pt"/>
    </style:style>
    <style:style style:name="co14" style:family="table-column">
      <style:table-column-properties fo:break-before="auto" style:column-width="43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1005" table:default-cell-style-name="Default"/>
        <table:table-row table:style-name="ro1">
          <table:table-cell table:style-name="ce7" office:value-type="string" calcext:value-type="string">
            <text:p>Orc_genre</text:p>
          </table:table-cell>
          <table:table-cell table:style-name="ce7" office:value-type="string" calcext:value-type="string">
            <text:p>Orc_species</text:p>
          </table:table-cell>
          <table:table-cell table:style-name="ce7" office:value-type="string" calcext:value-type="string">
            <text:p>Fun_order</text:p>
          </table:table-cell>
          <table:table-cell table:style-name="ce7" office:value-type="string" calcext:value-type="string">
            <text:p>Fun_family</text:p>
          </table:table-cell>
          <table:table-cell table:style-name="ce7" office:value-type="string" calcext:value-type="string">
            <text:p>Fun_genus</text:p>
          </table:table-cell>
          <table:table-cell table:style-name="ce7" office:value-type="string" calcext:value-type="string">
            <text:p>Fun_species</text:p>
          </table:table-cell>
          <table:table-cell table:style-name="ce7" office:value-type="string" calcext:value-type="string">
            <text:p>GBAN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Primers</text:p>
          </table:table-cell>
          <table:table-cell table:style-name="ce7" office:value-type="string" calcext:value-type="string">
            <text:p>Regions</text:p>
          </table:table-cell>
          <table:table-cell table:style-name="ce7" office:value-type="string" calcext:value-type="string">
            <text:p>DOI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Origin</text:p>
          </table:table-cell>
          <table:table-cell table:style-name="ce7" office:value-type="string" calcext:value-type="string">
            <text:p>pubmed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6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2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43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JN683844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JN683845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6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7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8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Saccharomycetales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Candida</text:p>
          </table:table-cell>
          <table:table-cell/>
          <table:table-cell office:value-type="string" calcext:value-type="string">
            <text:p>JN683849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ezizaceae</text:p>
          </table:table-cell>
          <table:table-cell office:value-type="string" calcext:value-type="string">
            <text:p>Terfezia</text:p>
          </table:table-cell>
          <table:table-cell/>
          <table:table-cell office:value-type="string" calcext:value-type="string">
            <text:p>JN68385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table:number-columns-repeated="4"/>
          <table:table-cell office:value-type="string" calcext:value-type="string">
            <text:p>JN683851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2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3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4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cornigerum</text:p>
          </table:table-cell>
          <table:table-cell office:value-type="string" calcext:value-type="string">
            <text:p>JN683855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citrinus</text:p>
          </table:table-cell>
          <table:table-cell office:value-type="string" calcext:value-type="string">
            <text:p>JN683856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JN683857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8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59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-5.8S,ITS2, 28S(par)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69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office:value-type="string" calcext:value-type="string">
            <text:p>Could automate a BLAST search to zoom in the genus and speci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70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0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90916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1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2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2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3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3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3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3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EU58372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10.3732/ajb.090033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8</text:p>
          </table:table-cell>
          <table:table-cell office:value-type="float" office:value="47.165918" calcext:value-type="float">
            <text:p>47.165918</text:p>
          </table:table-cell>
          <table:table-cell office:value-type="float" office:value="0.23673" calcext:value-type="float">
            <text:p>0.2367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9</text:p>
          </table:table-cell>
          <table:table-cell office:value-type="float" office:value="48.910867" calcext:value-type="float">
            <text:p>48.910867</text:p>
          </table:table-cell>
          <table:table-cell office:value-type="float" office:value="2.924153" calcext:value-type="float">
            <text:p>2.92415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7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9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0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1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3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3 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7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8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5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5</text:p>
          </table:table-cell>
          <table:table-cell office:value-type="float" office:value="43.651254" calcext:value-type="float">
            <text:p>43.651254</text:p>
          </table:table-cell>
          <table:table-cell office:value-type="float" office:value="5.649002" calcext:value-type="float">
            <text:p>5.64900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5</text:p>
          </table:table-cell>
          <table:table-cell office:value-type="float" office:value="44.474503" calcext:value-type="float">
            <text:p>44.474503</text:p>
          </table:table-cell>
          <table:table-cell office:value-type="float" office:value="4.940662" calcext:value-type="float">
            <text:p>4.9406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3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2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4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1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2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0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9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3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1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2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4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6</text:p>
          </table:table-cell>
          <table:table-cell office:value-type="float" office:value="43.542017" calcext:value-type="float">
            <text:p>43.542017</text:p>
          </table:table-cell>
          <table:table-cell office:value-type="float" office:value="10.317728" calcext:value-type="float">
            <text:p>10.31772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7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8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5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6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7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8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9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4</text:p>
          </table:table-cell>
          <table:table-cell office:value-type="float" office:value="41.125312" calcext:value-type="float">
            <text:p>41.125312</text:p>
          </table:table-cell>
          <table:table-cell office:value-type="float" office:value="14.065684" calcext:value-type="float">
            <text:p>14.06568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5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1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7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9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0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3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7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8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6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9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1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1</text:p>
          </table:table-cell>
          <table:table-cell office:value-type="float" office:value="41.461972" calcext:value-type="float">
            <text:p>41.461972</text:p>
          </table:table-cell>
          <table:table-cell office:value-type="float" office:value="15.547688" calcext:value-type="float">
            <text:p>15.54768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3</text:p>
          </table:table-cell>
          <table:table-cell office:value-type="float" office:value="39.306455" calcext:value-type="float">
            <text:p>39.306455</text:p>
          </table:table-cell>
          <table:table-cell office:value-type="float" office:value="16.255141" calcext:value-type="float">
            <text:p>16.25514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EU8394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ITS1,5.8S,ITS2, 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EU750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ITS1,5.8S,ITS2, 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M69790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,5.8S,ITS2, 25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,ITS1,5.8S,ITS2, 25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,ITS1,5.8S,ITS2, 25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EU717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,5.8S,ITS2, 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X7825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5.8S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DQ44621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 ITS1, 5.8S,ITS2,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redolens</text:p>
          </table:table-cell>
          <table:table-cell office:value-type="string" calcext:value-type="string">
            <text:p>X9416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 ITS1, 5.8S,ITS2,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,ITS1,5.8S,ITS2, 25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DQ9256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DQ49109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 ITS1, 5.8S,ITS2,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 office:value-type="string" calcext:value-type="string">
            <text:p>Alternaria arborescens</text:p>
          </table:table-cell>
          <table:table-cell office:value-type="string" calcext:value-type="string">
            <text:p>AY154706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(par), ITS1, 5.8S,ITS2,28S(par)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/>
          <table:table-cell office:value-type="string" calcext:value-type="string">
            <text:p>AJ31844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18S,ITS1,5.8S,ITS2,25S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table:number-columns-repeated="3"/>
          <table:table-cell office:value-type="string" calcext:value-type="string">
            <text:p>AY83303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yxis</text:p>
          </table:table-cell>
          <table:table-cell/>
          <table:table-cell office:value-type="string" calcext:value-type="string">
            <text:p>AY83303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Phialophora</text:p>
          </table:table-cell>
          <table:table-cell/>
          <table:table-cell office:value-type="string" calcext:value-type="string">
            <text:p>AY83303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AY83303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Y83304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uncinatum</text:p>
          </table:table-cell>
          <table:table-cell office:value-type="string" calcext:value-type="string">
            <text:p>AY83304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AY83304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ordariales</text:p>
          </table:table-cell>
          <table:table-cell table:number-columns-repeated="3"/>
          <table:table-cell office:value-type="string" calcext:value-type="string">
            <text:p>AY83304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AY83304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AY83304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AF4406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Cortinariaceae</text:p>
          </table:table-cell>
          <table:table-cell table:number-columns-repeated="2"/>
          <table:table-cell office:value-type="string" calcext:value-type="string">
            <text:p>AY83304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4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5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8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53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8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7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6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9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413254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0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7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618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1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9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Leoti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Malasseziales</text:p>
          </table:table-cell>
          <table:table-cell office:value-type="string" calcext:value-type="string">
            <text:p>Malasseziaceae</text:p>
          </table:table-cell>
          <table:table-cell office:value-type="string" calcext:value-type="string">
            <text:p>Malassezia</text:p>
          </table:table-cell>
          <table:table-cell/>
          <table:table-cell office:value-type="string" calcext:value-type="string">
            <text:p>KJ18862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3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21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2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4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3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0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1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609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4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5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6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0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1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57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ypocreales</text:p>
          </table:table-cell>
          <table:table-cell table:number-columns-repeated="3"/>
          <table:table-cell office:value-type="string" calcext:value-type="string">
            <text:p>KJ188558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1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4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56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555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9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67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6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Xylariales</text:p>
          </table:table-cell>
          <table:table-cell table:number-columns-repeated="3"/>
          <table:table-cell office:value-type="string" calcext:value-type="string">
            <text:p>KJ188568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7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5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Amphinema</text:p>
          </table:table-cell>
          <table:table-cell/>
          <table:table-cell office:value-type="string" calcext:value-type="string">
            <text:p>KJ188571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0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9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72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3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74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2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3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00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Ploettnerulaceae</text:p>
          </table:table-cell>
          <table:table-cell office:value-type="string" calcext:value-type="string">
            <text:p>Cadophora</text:p>
          </table:table-cell>
          <table:table-cell/>
          <table:table-cell office:value-type="string" calcext:value-type="string">
            <text:p>KJ18859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5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6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7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2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6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65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Could be a Helotiales, not sur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66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table:number-columns-repeated="2"/>
          <table:table-cell office:value-type="string" calcext:value-type="string">
            <text:p>KJ18860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0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9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Eurotiales</text:p>
          </table:table-cell>
          <table:table-cell office:value-type="string" calcext:value-type="string">
            <text:p><text:s/>Trichocomaceae</text:p>
          </table:table-cell>
          <table:table-cell office:value-type="string" calcext:value-type="string">
            <text:p>Penicillium</text:p>
          </table:table-cell>
          <table:table-cell/>
          <table:table-cell office:value-type="string" calcext:value-type="string">
            <text:p>KJ18860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2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6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7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8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9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4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8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7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Filobasidiales</text:p>
          </table:table-cell>
          <table:table-cell table:number-columns-repeated="3"/>
          <table:table-cell office:value-type="string" calcext:value-type="string">
            <text:p>KJ18861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2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3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8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8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8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60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61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0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6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6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98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58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4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8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5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91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90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1</text:p>
          </table:table-cell>
          <table:table-cell office:value-type="float" office:value="57.881667" calcext:value-type="float">
            <text:p>57.881667</text:p>
          </table:table-cell>
          <table:table-cell office:value-type="float" office:value="18.940278" calcext:value-type="float">
            <text:p>18.940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7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accharomycetales</text:p>
          </table:table-cell>
          <table:table-cell table:number-columns-repeated="3"/>
          <table:table-cell office:value-type="string" calcext:value-type="string">
            <text:p>KJ188612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KJ18861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610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1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3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2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604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4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1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6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7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3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7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9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1</text:p>
          </table:table-cell>
          <table:table-cell office:value-type="float" office:value="48.983889" calcext:value-type="float">
            <text:p>48.983889</text:p>
          </table:table-cell>
          <table:table-cell office:value-type="float" office:value="13.445278" calcext:value-type="float">
            <text:p>13.445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9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0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59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1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93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7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8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4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3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2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Wallemiales</text:p>
          </table:table-cell>
          <table:table-cell office:value-type="string" calcext:value-type="string">
            <text:p>Wallemiaceae</text:p>
          </table:table-cell>
          <table:table-cell office:value-type="string" calcext:value-type="string">
            <text:p>Wallemia</text:p>
          </table:table-cell>
          <table:table-cell/>
          <table:table-cell office:value-type="string" calcext:value-type="string">
            <text:p>KJ188601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5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76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poridiobolales </text:p>
          </table:table-cell>
          <table:table-cell office:value-type="string" calcext:value-type="string">
            <text:p>Sporidiobolaceae</text:p>
          </table:table-cell>
          <table:table-cell office:value-type="string" calcext:value-type="string">
            <text:p>Rhodotorula</text:p>
          </table:table-cell>
          <table:table-cell/>
          <table:table-cell office:value-type="string" calcext:value-type="string">
            <text:p>KJ188581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Tremellales</text:p>
          </table:table-cell>
          <table:table-cell table:number-columns-repeated="3"/>
          <table:table-cell office:value-type="string" calcext:value-type="string">
            <text:p>KJ18858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18S(par),ITS1, 5.8S, ITS2,28S(par)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/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0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ora</text:p>
          </table:table-cell>
          <table:table-cell office:value-type="string" calcext:value-type="string">
            <text:p>Geopora cooperi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Ceratocystidaceae</text:p>
          </table:table-cell>
          <table:table-cell office:value-type="string" calcext:value-type="string">
            <text:p>Chalar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2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ITS1(par), 5.8S, ITS2(par)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2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 office:value-type="string" calcext:value-type="string">
            <text:p>18S(par), ITS1, 5.8S, ITS2, 28S(par)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office:value-type="string" calcext:value-type="string">
            <text:p>Noémi Ouanphanivanh, Zsolt Merényi, Ákos Kund Orczán, Zoltán Bratek, Zoltán Szigeti, Zoltán Illyés</text:p>
          </table:table-cell>
          <table:table-cell table:number-columns-repeated="3"/>
          <table:table-cell office:value-type="string" calcext:value-type="string">
            <text:p>Issn: 1588-40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3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 office:value-type="string" calcext:value-type="string">
            <text:p>18S(par), ITS1, 5.8S, ITS2, 28S(par)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4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 office:value-type="string" calcext:value-type="string">
            <text:p>18S(par), ITS1, 5.8S, ITS2, 28S(par)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microphylla 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M999885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 office:value-type="string" calcext:value-type="string">
            <text:p>18S(par), ITS1, 5.8S, ITS2, 28S(par)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albasitensis</text:p>
          </table:table-cell>
          <table:table-cell office:value-type="string" calcext:value-type="string">
            <text:p>KR08215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6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15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6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Ceratobasidium sp. UAMH 5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6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omentella sp. ectomycorrhiza S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vermifera</text:p>
          </table:table-cell>
          <table:table-cell office:value-type="string" calcext:value-type="string">
            <text:p>KR08217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7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lavulinaceae</text:p>
          </table:table-cell>
          <table:table-cell office:value-type="string" calcext:value-type="string">
            <text:p>Clavulina</text:p>
          </table:table-cell>
          <table:table-cell/>
          <table:table-cell office:value-type="string" calcext:value-type="string">
            <text:p>KR08217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Sebacina sp. src7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rona</text:p>
          </table:table-cell>
          <table:table-cell office:value-type="string" calcext:value-type="string">
            <text:p>KR08218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elephoraceae sp. P3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7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9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aemacta</text:p>
          </table:table-cell>
          <table:table-cell office:value-type="string" calcext:value-type="string">
            <text:p>KR08218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antharellales</text:p>
          </table:table-cell>
          <table:table-cell/>
          <table:table-cell office:value-type="string" calcext:value-type="string">
            <text:p>KR08220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allantoidea</text:p>
          </table:table-cell>
          <table:table-cell office:value-type="string" calcext:value-type="string">
            <text:p>KR08219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KR08218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megasporus</text:p>
          </table:table-cell>
          <table:table-cell office:value-type="string" calcext:value-type="string">
            <text:p>KR08219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niveus</text:p>
          </table:table-cell>
          <table:table-cell office:value-type="string" calcext:value-type="string">
            <text:p>KR08219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rimosa</text:p>
          </table:table-cell>
          <table:table-cell office:value-type="string" calcext:value-type="string">
            <text:p>KR08219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9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9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Thanatephorus</text:p>
          </table:table-cell>
          <table:table-cell/>
          <table:table-cell office:value-type="string" calcext:value-type="string">
            <text:p>KR08220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anatephorus sp. EM1865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9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20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0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incrustans</text:p>
          </table:table-cell>
          <table:table-cell office:value-type="string" calcext:value-type="string">
            <text:p>KR08218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KR08220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20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1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/>
          <table:table-cell office:value-type="string" calcext:value-type="string">
            <text:p>KR08221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Inocybe cf. fuscidula EL16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21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1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21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luteus</text:p>
          </table:table-cell>
          <table:table-cell office:value-type="string" calcext:value-type="string">
            <text:p>KR08221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/>
          <table:table-cell office:value-type="string" calcext:value-type="string">
            <text:p>KR08221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Psathyrella sp. MLB-2010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phaeoleuca</text:p>
          </table:table-cell>
          <table:table-cell office:value-type="string" calcext:value-type="string">
            <text:p>KR08222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valida</text:p>
          </table:table-cell>
          <table:table-cell office:value-type="string" calcext:value-type="string">
            <text:p>KR08217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18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latericia</text:p>
          </table:table-cell>
          <table:table-cell office:value-type="string" calcext:value-type="string">
            <text:p>KR08221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1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gmaea</text:p>
          </table:table-cell>
          <table:table-cell office:value-type="string" calcext:value-type="string">
            <text:p>KR08221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rotricha</text:p>
          </table:table-cell>
          <table:table-cell office:value-type="string" calcext:value-type="string">
            <text:p>KR08222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2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5.8S(par), ITS2, 28S(par)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ITS1(par),5.8S,ITS2(par)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7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0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7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1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9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5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6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37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39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4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5.8S, ITS2 (par)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49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0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7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8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9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0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9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0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1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2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3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4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9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0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1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18s(par), ITS1 (par), 5.8S. ITS2, 28S(par)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Mytilinidiales</text:p>
          </table:table-cell>
          <table:table-cell office:value-type="string" calcext:value-type="string">
            <text:p>Gloniaceae</text:p>
          </table:table-cell>
          <table:table-cell office:value-type="string" calcext:value-type="string">
            <text:p>Cenococcum</text:p>
          </table:table-cell>
          <table:table-cell office:value-type="string" calcext:value-type="string">
            <text:p>Cenococcum geophilum</text:p>
          </table:table-cell>
          <table:table-cell office:value-type="string" calcext:value-type="string">
            <text:p>KT122776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Tremellales</text:p>
          </table:table-cell>
          <table:table-cell office:value-type="string" calcext:value-type="string">
            <text:p>Tremellaceae</text:p>
          </table:table-cell>
          <table:table-cell office:value-type="string" calcext:value-type="string">
            <text:p>Cryptococcus</text:p>
          </table:table-cell>
          <table:table-cell/>
          <table:table-cell office:value-type="string" calcext:value-type="string">
            <text:p>KT122777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8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79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KT122780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1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2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T122786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8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ITS1(par)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T12276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Nectria</text:p>
          </table:table-cell>
          <table:table-cell office:value-type="string" calcext:value-type="string">
            <text:p>Nectria radicicola</text:p>
          </table:table-cell>
          <table:table-cell office:value-type="string" calcext:value-type="string">
            <text:p>KT12276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ITS1(par)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6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,28S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 office:value-type="string" calcext:value-type="string">
            <text:p>Tomentella bryophila</text:p>
          </table:table-cell>
          <table:table-cell office:value-type="string" calcext:value-type="string">
            <text:p>KT122770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Bjerkandera</text:p>
          </table:table-cell>
          <table:table-cell office:value-type="string" calcext:value-type="string">
            <text:p>Bjerkandera adusta</text:p>
          </table:table-cell>
          <table:table-cell office:value-type="string" calcext:value-type="string">
            <text:p>KT122771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Phlebia</text:p>
          </table:table-cell>
          <table:table-cell office:value-type="string" calcext:value-type="string">
            <text:p>Phlebia acerina</text:p>
          </table:table-cell>
          <table:table-cell office:value-type="string" calcext:value-type="string">
            <text:p>KT122772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office:value-type="string" calcext:value-type="string">
            <text:p>Davidiella</text:p>
          </table:table-cell>
          <table:table-cell office:value-type="string" calcext:value-type="string">
            <text:p>Davidiella macrospora</text:p>
          </table:table-cell>
          <table:table-cell office:value-type="string" calcext:value-type="string">
            <text:p>KT122773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KT122774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5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18S(par), ITS1,5.8S,ITS2(par)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4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 office:value-type="string" calcext:value-type="string">
            <text:p>Exophiala pisciphila</text:p>
          </table:table-cell>
          <table:table-cell office:value-type="string" calcext:value-type="string">
            <text:p>JQ68523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6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7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8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/>
          <table:table-cell office:value-type="string" calcext:value-type="string">
            <text:p>JQ685239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JQ685240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lateritium</text:p>
          </table:table-cell>
          <table:table-cell office:value-type="string" calcext:value-type="string">
            <text:p>JQ685241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3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(par)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8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(par)</text:p>
          </table:table-cell>
          <table:table-cell office:value-type="string" calcext:value-type="string">
            <text:p>http://dx.doi.org/10.5091/plecevo.2013.783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9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18s(par), ITS1, 5.8S. ITS2, 28S(par)</text:p>
          </table:table-cell>
          <table:table-cell office:value-type="string" calcext:value-type="string">
            <text:p>http://dx.doi.org/10.5091/plecevo.2013.784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 office:value-type="string" calcext:value-type="string">
            <text:p>Rhizoctonia alpina <text:s/></text:p>
          </table:table-cell>
          <table:table-cell office:value-type="string" calcext:value-type="string">
            <text:p>EF100192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ITS1,5.8S,ITS2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3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ITS1,5.8S,ITS2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4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ITS1,5.8S,ITS2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</table:table>
      <table:named-expressions/>
      <table:database-ranges>
        <table:database-range table:name="Titoli" table:target-range-address="Sheet1.A1:Sheet1.AMJ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6:35:00.78689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24:20.341627611</meta:creation-date>
    <dc:date>2021-01-01T17:57:03.380991009</dc:date>
    <meta:editing-duration>PT20H33M17S</meta:editing-duration>
    <meta:editing-cycles>56</meta:editing-cycles>
    <meta:generator>LibreOffice/6.1.5.2$Linux_X86_64 LibreOffice_project/10$Build-2</meta:generator>
    <meta:document-statistic meta:table-count="1" meta:cell-count="10615" meta:object-count="0"/>
  </office:meta>
</office:document-meta>
</file>